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1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4.193cm"/>
    </style:style>
    <style:style style:name="co5" style:family="table-column">
      <style:table-column-properties fo:break-before="auto" style:column-width="3.7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48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0.2cm" svg:height="0.474cm" svg:x="2.257cm" svg:y="2.25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74cm" svg:x="2.257cm" svg:y="8.12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0.121cm" svg:height="0.474cm" svg:x="33.813cm" svg:y="1.80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119cm" svg:height="0.474cm" svg:x="33.788cm" svg:y="1.805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0.2cm" svg:height="0.474cm" svg:x="2.257cm" svg:y="8.12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0.2cm" svg:height="0.474cm" svg:x="2.257cm" svg:y="13.546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0.2cm" svg:height="0.474cm" svg:x="2.257cm" svg:y="13.54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0.2cm" svg:height="0.474cm" svg:x="2.257cm" svg:y="19.416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0.2cm" svg:height="0.474cm" svg:x="2.257cm" svg:y="19.41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0.2cm" svg:height="0.474cm" svg:x="2.257cm" svg:y="2.25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0.2cm" svg:height="0.474cm" svg:x="2.257cm" svg:y="2.257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0.2cm" svg:height="0.474cm" svg:x="2.257cm" svg:y="8.127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0.2cm" svg:height="0.474cm" svg:x="2.257cm" svg:y="8.127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0.2cm" svg:height="0.474cm" svg:x="2.257cm" svg:y="13.54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0.2cm" svg:height="0.474cm" svg:x="2.257cm" svg:y="13.546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0.2cm" svg:height="0.474cm" svg:x="2.257cm" svg:y="25.286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0.2cm" svg:height="0.474cm" svg:x="2.257cm" svg:y="25.286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0.2cm" svg:height="0.474cm" svg:x="2.257cm" svg:y="31.156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0.2cm" svg:height="0.474cm" svg:x="2.257cm" svg:y="31.156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0.158cm" svg:height="0.474cm" svg:x="34.236cm" svg:y="8.127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0" draw:style-name="gr1" draw:text-style-name="P1" svg:width="0.158cm" svg:height="0.474cm" svg:x="34.236cm" svg:y="8.127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1" draw:style-name="gr1" draw:text-style-name="P1" svg:width="0.158cm" svg:height="0.474cm" svg:x="34.236cm" svg:y="13.546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2" draw:style-name="gr1" draw:text-style-name="P1" svg:width="0.158cm" svg:height="0.474cm" svg:x="34.236cm" svg:y="13.546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3" draw:style-name="gr1" draw:text-style-name="P1" svg:width="0.158cm" svg:height="0.474cm" svg:x="34.236cm" svg:y="19.416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4" draw:style-name="gr1" draw:text-style-name="P1" svg:width="0.158cm" svg:height="0.474cm" svg:x="34.236cm" svg:y="19.416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5" draw:style-name="gr1" draw:text-style-name="P1" svg:width="0.158cm" svg:height="0.474cm" svg:x="34.236cm" svg:y="13.546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6" draw:style-name="gr1" draw:text-style-name="P1" svg:width="0.158cm" svg:height="0.474cm" svg:x="34.236cm" svg:y="13.546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7" draw:style-name="gr1" draw:text-style-name="P1" svg:width="0.158cm" svg:height="0.474cm" svg:x="34.236cm" svg:y="19.41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8" draw:style-name="gr1" draw:text-style-name="P1" svg:width="0.158cm" svg:height="0.474cm" svg:x="34.236cm" svg:y="19.416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9" draw:style-name="gr1" draw:text-style-name="P1" svg:width="0.158cm" svg:height="0.474cm" svg:x="34.236cm" svg:y="25.286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0" draw:style-name="gr1" draw:text-style-name="P1" svg:width="0.158cm" svg:height="0.474cm" svg:x="34.236cm" svg:y="25.286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1" draw:style-name="gr1" draw:text-style-name="P1" svg:width="0.158cm" svg:height="0.474cm" svg:x="34.236cm" svg:y="31.156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2" draw:style-name="gr1" draw:text-style-name="P1" svg:width="0.158cm" svg:height="0.474cm" svg:x="34.236cm" svg:y="31.156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3" draw:style-name="gr1" draw:text-style-name="P1" svg:width="0.158cm" svg:height="0.474cm" svg:x="34.236cm" svg:y="37.026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4" draw:style-name="gr1" draw:text-style-name="P1" svg:width="0.158cm" svg:height="0.474cm" svg:x="34.236cm" svg:y="37.026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3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default-cell-style-name="ce1"/>
        <table:table-column table:style-name="co6" table:number-columns-repeated="3" table:default-cell-style-name="ce1"/>
        <table:table-column table:style-name="co6" table:default-cell-style-name="Default"/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Sequential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OPENMP(2)</text:p>
          </table:table-cell>
          <table:table-cell table:style-name="Default" table:number-columns-repeated="4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6"/>
          <table:table-cell table:number-columns-repeated="4"/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formula="of:=2^25" office:value-type="float" office:value="33554432" calcext:value-type="float">
            <text:p>33554432</text:p>
          </table:table-cell>
          <table:table-cell table:formula="of:=[.K5]*LOG( LOG([.K5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table:formula="of:=[.L5]/[.M5]/1000000000" office:value-type="float" office:value="0.96179862316494" calcext:value-type="float">
            <text:p>0,96179862316494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6]*LOG( LOG([.A6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117791" calcext:value-type="float">
            <text:p>0,117791</text:p>
          </table:table-cell>
          <table:table-cell table:formula="of:=[.C6]/[.D6]" office:value-type="float" office:value="1.37541068502687" calcext:value-type="float">
            <text:p>1,37541068502687</text:p>
          </table:table-cell>
          <table:table-cell table:formula="of:=[.B6]/[.D6]/1000000000" office:value-type="float" office:value="1.32286810314519" calcext:value-type="float">
            <text:p>1,322868103145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2^26" office:value-type="float" office:value="67108864" calcext:value-type="float">
            <text:p>67108864</text:p>
          </table:table-cell>
          <table:table-cell table:formula="of:=[.K6]*LOG( LOG([.K6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table:formula="of:=[.L6]/[.M6]/1000000000" office:value-type="float" office:value="0.812695275916878" calcext:value-type="float">
            <text:p>0,812695275916878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7]*LOG( LOG([.A7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299295" calcext:value-type="float">
            <text:p>0,299295</text:p>
          </table:table-cell>
          <table:table-cell table:formula="of:=[.C7]/[.D7]" office:value-type="float" office:value="1.29685427421106" calcext:value-type="float">
            <text:p>1,29685427421106</text:p>
          </table:table-cell>
          <table:table-cell table:formula="of:=[.B7]/[.D7]/1000000000" office:value-type="float" office:value="1.05394734220394" calcext:value-type="float">
            <text:p>1,0539473422039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2^27" office:value-type="float" office:value="134217728" calcext:value-type="float">
            <text:p>134217728</text:p>
          </table:table-cell>
          <table:table-cell table:formula="of:=[.K7]*LOG( LOG([.K7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table:formula="of:=[.L7]/[.M7]/1000000000" office:value-type="float" office:value="0.659497915590799" calcext:value-type="float">
            <text:p>0,659497915590799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8]*LOG( LOG([.A8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0.663296" calcext:value-type="float">
            <text:p>0,663296</text:p>
          </table:table-cell>
          <table:table-cell table:formula="of:=[.C8]/[.D8]" office:value-type="float" office:value="1.45891276292937" calcext:value-type="float">
            <text:p>1,45891276292937</text:p>
          </table:table-cell>
          <table:table-cell table:formula="of:=[.B8]/[.D8]/1000000000" office:value-type="float" office:value="0.962149926180734" calcext:value-type="float">
            <text:p>0,962149926180734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2^28" office:value-type="float" office:value="268435456" calcext:value-type="float">
            <text:p>268435456</text:p>
          </table:table-cell>
          <table:table-cell table:formula="of:=[.K8]*LOG( LOG([.K8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table:formula="of:=[.L8]/[.M8]/1000000000" office:value-type="float" office:value="0.615782459216175" calcext:value-type="float">
            <text:p>0,615782459216175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9]*LOG( LOG([.A9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1.53852" calcext:value-type="float">
            <text:p>1,53852</text:p>
          </table:table-cell>
          <table:table-cell table:formula="of:=[.C9]/[.D9]" office:value-type="float" office:value="1.3621207394119" calcext:value-type="float">
            <text:p>1,3621207394119</text:p>
          </table:table-cell>
          <table:table-cell table:formula="of:=[.B9]/[.D9]/1000000000" office:value-type="float" office:value="0.838770058664416" calcext:value-type="float">
            <text:p>0,83877005866441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2^29" office:value-type="float" office:value="536870912" calcext:value-type="float">
            <text:p>536870912</text:p>
          </table:table-cell>
          <table:table-cell table:formula="of:=[.K9]*LOG( LOG([.K9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table:formula="of:=[.L9]/[.M9]/1000000000" office:value-type="float" office:value="0.56942371990516" calcext:value-type="float">
            <text:p>0,56942371990516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10]*LOG( LOG([.A10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3.18413" calcext:value-type="float">
            <text:p>3,18413</text:p>
          </table:table-cell>
          <table:table-cell table:formula="of:=[.C10]/[.D10]" office:value-type="float" office:value="1.43846513804399" calcext:value-type="float">
            <text:p>1,43846513804399</text:p>
          </table:table-cell>
          <table:table-cell table:formula="of:=[.B10]/[.D10]/1000000000" office:value-type="float" office:value="0.819096169858896" calcext:value-type="float">
            <text:p>0,81909616985889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2^30" office:value-type="float" office:value="1073741824" calcext:value-type="float">
            <text:p>1073741824</text:p>
          </table:table-cell>
          <table:table-cell table:formula="of:=[.K10]*LOG( LOG([.K10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table:formula="of:=[.L10]/[.M10]/1000000000" office:value-type="float" office:value="0.607846409590492" calcext:value-type="float">
            <text:p>0,60784640959049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11]*LOG( LOG([.A11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6.53658" calcext:value-type="float">
            <text:p>6,53658</text:p>
          </table:table-cell>
          <table:table-cell table:formula="of:=[.C11]/[.D11]" office:value-type="float" office:value="1.32605582735926" calcext:value-type="float">
            <text:p>1,32605582735926</text:p>
          </table:table-cell>
          <table:table-cell table:formula="of:=[.B11]/[.D11]/1000000000" office:value-type="float" office:value="0.806038273576876" calcext:value-type="float">
            <text:p>0,806038273576876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2^31" office:value-type="float" office:value="2147483648" calcext:value-type="float">
            <text:p>2147483648</text:p>
          </table:table-cell>
          <table:table-cell table:formula="of:=[.K11]*LOG( LOG([.K11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table:formula="of:=[.L11]/[.M11]/1000000000" office:value-type="float" office:value="0.684104448715759" calcext:value-type="float">
            <text:p>0,684104448715759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12]*LOG( LOG([.A12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13.8449" calcext:value-type="float">
            <text:p>13,8449</text:p>
          </table:table-cell>
          <table:table-cell table:formula="of:=[.C12]/[.D12]" office:value-type="float" office:value="1.12328727545883" calcext:value-type="float">
            <text:p>1,12328727545883</text:p>
          </table:table-cell>
          <table:table-cell table:formula="of:=[.B12]/[.D12]/1000000000" office:value-type="float" office:value="0.768445822327193" calcext:value-type="float">
            <text:p>0,76844582232719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2^32" office:value-type="float" office:value="4294967296" calcext:value-type="float">
            <text:p>4294967296</text:p>
          </table:table-cell>
          <table:table-cell table:formula="of:=[.K12]*LOG( LOG([.K12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table:formula="of:=[.L12]/[.M12]/1000000000" office:value-type="float" office:value="0.614674927655287" calcext:value-type="float">
            <text:p>0,614674927655287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13]*LOG( LOG([.A13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31.1517" calcext:value-type="float">
            <text:p>31,1517</text:p>
          </table:table-cell>
          <table:table-cell table:formula="of:=[.C13]/[.D13]" office:value-type="float" office:value="1.12150861750723" calcext:value-type="float">
            <text:p>1,12150861750723</text:p>
          </table:table-cell>
          <table:table-cell table:formula="of:=[.B13]/[.D13]/1000000000" office:value-type="float" office:value="0.689363228331038" calcext:value-type="float">
            <text:p>0,68936322833103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6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OPENMP(4)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style-name="ce2" office:value-type="string" calcext:value-type="string">
            <text:p>OPENMPIOMP(2P2T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tilha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19]*LOG( LOG([.A19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125078" calcext:value-type="float">
            <text:p>0,125078</text:p>
          </table:table-cell>
          <table:table-cell table:formula="of:=[.C19]/[.D19]" office:value-type="float" office:value="1.29527974543885" calcext:value-type="float">
            <text:p>1,29527974543885</text:p>
          </table:table-cell>
          <table:table-cell table:formula="of:=[.B19]/[.D19]/1000000000" office:value-type="float" office:value="1.24579827577652" calcext:value-type="float">
            <text:p>1,2457982757765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2^25" office:value-type="float" office:value="33554432" calcext:value-type="float">
            <text:p>33554432</text:p>
          </table:table-cell>
          <table:table-cell table:formula="of:=[.K19]*LOG( LOG([.K19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30629" calcext:value-type="float">
            <text:p>0,30629</text:p>
          </table:table-cell>
          <table:table-cell table:formula="of:=[.M19]/[.N19]" office:value-type="float" office:value="0.5289464233243" calcext:value-type="float">
            <text:p>0,5289464233243</text:p>
          </table:table-cell>
          <table:table-cell table:formula="of:=[.L19]/[.N19]/1000000000" office:value-type="float" office:value="0.508739941681332" calcext:value-type="float">
            <text:p>0,508739941681332</text:p>
          </table:table-cell>
          <table:table-cell table:formula="of:=[.O19]/[.M16]" office:value-type="float" office:value="0.26447321166215" calcext:value-type="float">
            <text:p>0,26447321166215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20]*LOG( LOG([.A20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336514" calcext:value-type="float">
            <text:p>0,336514</text:p>
          </table:table-cell>
          <table:table-cell table:formula="of:=[.C20]/[.D20]" office:value-type="float" office:value="1.15342006573278" calcext:value-type="float">
            <text:p>1,15342006573278</text:p>
          </table:table-cell>
          <table:table-cell table:formula="of:=[.B20]/[.D20]/1000000000" office:value-type="float" office:value="0.937379038568764" calcext:value-type="float">
            <text:p>0,93737903856876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2^26" office:value-type="float" office:value="67108864" calcext:value-type="float">
            <text:p>67108864</text:p>
          </table:table-cell>
          <table:table-cell table:formula="of:=[.K20]*LOG( LOG([.K20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88982" calcext:value-type="float">
            <text:p>0,88982</text:p>
          </table:table-cell>
          <table:table-cell table:formula="of:=[.M20]/[.N20]" office:value-type="float" office:value="0.436202827538154" calcext:value-type="float">
            <text:p>0,436202827538154</text:p>
          </table:table-cell>
          <table:table-cell table:formula="of:=[.L20]/[.N20]/1000000000" office:value-type="float" office:value="0.354499977281842" calcext:value-type="float">
            <text:p>0,354499977281842</text:p>
          </table:table-cell>
          <table:table-cell table:formula="of:=[.O20]/[.M16]" office:value-type="float" office:value="0.218101413769077" calcext:value-type="float">
            <text:p>0,218101413769077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21]*LOG( LOG([.A21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0.72765" calcext:value-type="float">
            <text:p>0,72765</text:p>
          </table:table-cell>
          <table:table-cell table:formula="of:=[.C21]/[.D21]" office:value-type="float" office:value="1.3298852470281" calcext:value-type="float">
            <text:p>1,3298852470281</text:p>
          </table:table-cell>
          <table:table-cell table:formula="of:=[.B21]/[.D21]/1000000000" office:value-type="float" office:value="0.877056548389989" calcext:value-type="float">
            <text:p>0,87705654838998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2^27" office:value-type="float" office:value="134217728" calcext:value-type="float">
            <text:p>134217728</text:p>
          </table:table-cell>
          <table:table-cell table:formula="of:=[.K21]*LOG( LOG([.K21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1.95046" calcext:value-type="float">
            <text:p>1,95046</text:p>
          </table:table-cell>
          <table:table-cell table:formula="of:=[.M21]/[.N21]" office:value-type="float" office:value="0.496134757954534" calcext:value-type="float">
            <text:p>0,496134757954534</text:p>
          </table:table-cell>
          <table:table-cell table:formula="of:=[.L21]/[.N21]/1000000000" office:value-type="float" office:value="0.327199838723161" calcext:value-type="float">
            <text:p>0,327199838723161</text:p>
          </table:table-cell>
          <table:table-cell table:formula="of:=[.O21]/[.M16]" office:value-type="float" office:value="0.248067378977267" calcext:value-type="float">
            <text:p>0,24806737897726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22]*LOG( LOG([.A22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1.58177" calcext:value-type="float">
            <text:p>1,58177</text:p>
          </table:table-cell>
          <table:table-cell table:formula="of:=[.C22]/[.D22]" office:value-type="float" office:value="1.32487656233207" calcext:value-type="float">
            <text:p>1,32487656233207</text:p>
          </table:table-cell>
          <table:table-cell table:formula="of:=[.B22]/[.D22]/1000000000" office:value-type="float" office:value="0.815835747710715" calcext:value-type="float">
            <text:p>0,81583574771071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2^28" office:value-type="float" office:value="268435456" calcext:value-type="float">
            <text:p>268435456</text:p>
          </table:table-cell>
          <table:table-cell table:formula="of:=[.K22]*LOG( LOG([.K22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4.15098" calcext:value-type="float">
            <text:p>4,15098</text:p>
          </table:table-cell>
          <table:table-cell table:formula="of:=[.M22]/[.N22]" office:value-type="float" office:value="0.504856684445601" calcext:value-type="float">
            <text:p>0,504856684445601</text:p>
          </table:table-cell>
          <table:table-cell table:formula="of:=[.L22]/[.N22]/1000000000" office:value-type="float" office:value="0.310881890699637" calcext:value-type="float">
            <text:p>0,310881890699637</text:p>
          </table:table-cell>
          <table:table-cell table:formula="of:=[.O22]/[.M16]" office:value-type="float" office:value="0.2524283422228" calcext:value-type="float">
            <text:p>0,2524283422228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23]*LOG( LOG([.A23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3.15341" calcext:value-type="float">
            <text:p>3,15341</text:p>
          </table:table-cell>
          <table:table-cell table:formula="of:=[.C23]/[.D23]" office:value-type="float" office:value="1.45247842811433" calcext:value-type="float">
            <text:p>1,45247842811433</text:p>
          </table:table-cell>
          <table:table-cell table:formula="of:=[.B23]/[.D23]/1000000000" office:value-type="float" office:value="0.827075669618859" calcext:value-type="float">
            <text:p>0,827075669618859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2^29" office:value-type="float" office:value="536870912" calcext:value-type="float">
            <text:p>536870912</text:p>
          </table:table-cell>
          <table:table-cell table:formula="of:=[.K23]*LOG( LOG([.K23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8.90885" calcext:value-type="float">
            <text:p>8,90885</text:p>
          </table:table-cell>
          <table:table-cell table:formula="of:=[.M23]/[.N23]" office:value-type="float" office:value="0.514124718678617" calcext:value-type="float">
            <text:p>0,514124718678617</text:p>
          </table:table-cell>
          <table:table-cell table:formula="of:=[.L23]/[.N23]/1000000000" office:value-type="float" office:value="0.292754809805172" calcext:value-type="float">
            <text:p>0,292754809805172</text:p>
          </table:table-cell>
          <table:table-cell table:formula="of:=[.O23]/[.M16]" office:value-type="float" office:value="0.257062359339309" calcext:value-type="float">
            <text:p>0,257062359339309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24]*LOG( LOG([.A24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6.6932" calcext:value-type="float">
            <text:p>6,6932</text:p>
          </table:table-cell>
          <table:table-cell table:formula="of:=[.C24]/[.D24]" office:value-type="float" office:value="1.29502629534453" calcext:value-type="float">
            <text:p>1,29502629534453</text:p>
          </table:table-cell>
          <table:table-cell table:formula="of:=[.B24]/[.D24]/1000000000" office:value-type="float" office:value="0.787177083950448" calcext:value-type="float">
            <text:p>0,78717708395044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2^30" office:value-type="float" office:value="1073741824" calcext:value-type="float">
            <text:p>1073741824</text:p>
          </table:table-cell>
          <table:table-cell table:formula="of:=[.K24]*LOG( LOG([.K24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8.8766" calcext:value-type="float">
            <text:p>18,8766</text:p>
          </table:table-cell>
          <table:table-cell table:formula="of:=[.M24]/[.N24]" office:value-type="float" office:value="0.459185976288103" calcext:value-type="float">
            <text:p>0,459185976288103</text:p>
          </table:table-cell>
          <table:table-cell table:formula="of:=[.L24]/[.N24]/1000000000" office:value-type="float" office:value="0.279114547021028" calcext:value-type="float">
            <text:p>0,279114547021028</text:p>
          </table:table-cell>
          <table:table-cell table:formula="of:=[.O24]/[.M16]" office:value-type="float" office:value="0.229592988144051" calcext:value-type="float">
            <text:p>0,229592988144051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25]*LOG( LOG([.A25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14.3269" calcext:value-type="float">
            <text:p>14,3269</text:p>
          </table:table-cell>
          <table:table-cell table:formula="of:=[.C25]/[.D25]" office:value-type="float" office:value="1.08549651355143" calcext:value-type="float">
            <text:p>1,08549651355143</text:p>
          </table:table-cell>
          <table:table-cell table:formula="of:=[.B25]/[.D25]/1000000000" office:value-type="float" office:value="0.742592993985981" calcext:value-type="float">
            <text:p>0,74259299398598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2^31" office:value-type="float" office:value="2147483648" calcext:value-type="float">
            <text:p>2147483648</text:p>
          </table:table-cell>
          <table:table-cell table:formula="of:=[.K25]*LOG( LOG([.K25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40.5159" calcext:value-type="float">
            <text:p>40,5159</text:p>
          </table:table-cell>
          <table:table-cell table:formula="of:=[.M25]/[.N25]" office:value-type="float" office:value="0.383844367273095" calcext:value-type="float">
            <text:p>0,383844367273095</text:p>
          </table:table-cell>
          <table:table-cell table:formula="of:=[.L25]/[.N25]/1000000000" office:value-type="float" office:value="0.26258963926601" calcext:value-type="float">
            <text:p>0,26258963926601</text:p>
          </table:table-cell>
          <table:table-cell table:formula="of:=[.O25]/[.M16]" office:value-type="float" office:value="0.191922183636548" calcext:value-type="float">
            <text:p>0,191922183636548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26]*LOG( LOG([.A26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32.4791" calcext:value-type="float">
            <text:p>32,4791</text:p>
          </table:table-cell>
          <table:table-cell table:formula="of:=[.C26]/[.D26]" office:value-type="float" office:value="1.07567327912411" calcext:value-type="float">
            <text:p>1,07567327912411</text:p>
          </table:table-cell>
          <table:table-cell table:formula="of:=[.B26]/[.D26]/1000000000" office:value-type="float" office:value="0.66118939502634" calcext:value-type="float">
            <text:p>0,6611893950263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2^32" office:value-type="float" office:value="4294967296" calcext:value-type="float">
            <text:p>4294967296</text:p>
          </table:table-cell>
          <table:table-cell table:formula="of:=[.K26]*LOG( LOG([.K26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95.2712" calcext:value-type="float">
            <text:p>95,2712</text:p>
          </table:table-cell>
          <table:table-cell table:formula="of:=[.M26]/[.N26]" office:value-type="float" office:value="0.366709981610392" calcext:value-type="float">
            <text:p>0,366709981610392</text:p>
          </table:table-cell>
          <table:table-cell table:formula="of:=[.L26]/[.N26]/1000000000" office:value-type="float" office:value="0.225407431416839" calcext:value-type="float">
            <text:p>0,225407431416839</text:p>
          </table:table-cell>
          <table:table-cell table:formula="of:=[.O26]/[.M22]" office:value-type="float" office:value="0.174986272330968" calcext:value-type="float">
            <text:p>0,174986272330968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OPENMP(6)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style-name="ce2" office:value-type="string" calcext:value-type="string">
            <text:p>OPENMPIOMP(2P3T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alell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tilha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31]*LOG( LOG([.A31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110201" calcext:value-type="float">
            <text:p>0,110201</text:p>
          </table:table-cell>
          <table:table-cell table:formula="of:=[.C31]/[.D31]" office:value-type="float" office:value="1.47014092431103" calcext:value-type="float">
            <text:p>1,47014092431103</text:p>
          </table:table-cell>
          <table:table-cell table:formula="of:=[.B31]/[.D31]/1000000000" office:value-type="float" office:value="1.41397951686078" calcext:value-type="float">
            <text:p>1,4139795168607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2^25" office:value-type="float" office:value="33554432" calcext:value-type="float">
            <text:p>33554432</text:p>
          </table:table-cell>
          <table:table-cell table:formula="of:=[.K31]*LOG( LOG([.K31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290883" calcext:value-type="float">
            <text:p>0,290883</text:p>
          </table:table-cell>
          <table:table-cell table:formula="of:=[.M31]/[.N31]" office:value-type="float" office:value="0.556962765097995" calcext:value-type="float">
            <text:p>0,556962765097995</text:p>
          </table:table-cell>
          <table:table-cell table:formula="of:=[.L31]/[.N31]/1000000000" office:value-type="float" office:value="0.535686020625389" calcext:value-type="float">
            <text:p>0,535686020625389</text:p>
          </table:table-cell>
          <table:table-cell table:formula="of:=[.O31]/[.M28]" office:value-type="float" office:value="0.278481382548997" calcext:value-type="float">
            <text:p>0,278481382548997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32]*LOG( LOG([.A32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313001" calcext:value-type="float">
            <text:p>0,313001</text:p>
          </table:table-cell>
          <table:table-cell table:formula="of:=[.C32]/[.D32]" office:value-type="float" office:value="1.24006632566669" calcext:value-type="float">
            <text:p>1,24006632566669</text:p>
          </table:table-cell>
          <table:table-cell table:formula="of:=[.B32]/[.D32]/1000000000" office:value-type="float" office:value="1.00779604469292" calcext:value-type="float">
            <text:p>1,0077960446929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2^26" office:value-type="float" office:value="67108864" calcext:value-type="float">
            <text:p>67108864</text:p>
          </table:table-cell>
          <table:table-cell table:formula="of:=[.K32]*LOG( LOG([.K32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909513" calcext:value-type="float">
            <text:p>0,909513</text:p>
          </table:table-cell>
          <table:table-cell table:formula="of:=[.M32]/[.N32]" office:value-type="float" office:value="0.42675805623449" calcext:value-type="float">
            <text:p>0,42675805623449</text:p>
          </table:table-cell>
          <table:table-cell table:formula="of:=[.L32]/[.N32]/1000000000" office:value-type="float" office:value="0.34682425626124" calcext:value-type="float">
            <text:p>0,34682425626124</text:p>
          </table:table-cell>
          <table:table-cell table:formula="of:=[.O32]/[.M28]" office:value-type="float" office:value="0.213379028117245" calcext:value-type="float">
            <text:p>0,213379028117245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33]*LOG( LOG([.A33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0.994427" calcext:value-type="float">
            <text:p>0,994427</text:p>
          </table:table-cell>
          <table:table-cell table:formula="of:=[.C33]/[.D33]" office:value-type="float" office:value="0.973114165242899" calcext:value-type="float">
            <text:p>0,973114165242899</text:p>
          </table:table-cell>
          <table:table-cell table:formula="of:=[.B33]/[.D33]/1000000000" office:value-type="float" office:value="0.641766763609572" calcext:value-type="float">
            <text:p>0,64176676360957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2^27" office:value-type="float" office:value="134217728" calcext:value-type="float">
            <text:p>134217728</text:p>
          </table:table-cell>
          <table:table-cell table:formula="of:=[.K33]*LOG( LOG([.K33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1.95743" calcext:value-type="float">
            <text:p>1,95743</text:p>
          </table:table-cell>
          <table:table-cell table:formula="of:=[.M33]/[.N33]" office:value-type="float" office:value="0.494368125552382" calcext:value-type="float">
            <text:p>0,494368125552382</text:p>
          </table:table-cell>
          <table:table-cell table:formula="of:=[.L33]/[.N33]/1000000000" office:value-type="float" office:value="0.326034748336327" calcext:value-type="float">
            <text:p>0,326034748336327</text:p>
          </table:table-cell>
          <table:table-cell table:formula="of:=[.O33]/[.M28]" office:value-type="float" office:value="0.247184062776191" calcext:value-type="float">
            <text:p>0,247184062776191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34]*LOG( LOG([.A34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1.52258" calcext:value-type="float">
            <text:p>1,52258</text:p>
          </table:table-cell>
          <table:table-cell table:formula="of:=[.C34]/[.D34]" office:value-type="float" office:value="1.37638087982241" calcext:value-type="float">
            <text:p>1,37638087982241</text:p>
          </table:table-cell>
          <table:table-cell table:formula="of:=[.B34]/[.D34]/1000000000" office:value-type="float" office:value="0.847551202995164" calcext:value-type="float">
            <text:p>0,847551202995164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2^28" office:value-type="float" office:value="268435456" calcext:value-type="float">
            <text:p>268435456</text:p>
          </table:table-cell>
          <table:table-cell table:formula="of:=[.K34]*LOG( LOG([.K34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4.33247" calcext:value-type="float">
            <text:p>4,33247</text:p>
          </table:table-cell>
          <table:table-cell table:formula="of:=[.M34]/[.N34]" office:value-type="float" office:value="0.483707907960124" calcext:value-type="float">
            <text:p>0,483707907960124</text:p>
          </table:table-cell>
          <table:table-cell table:formula="of:=[.L34]/[.N34]/1000000000" office:value-type="float" office:value="0.297858845105997" calcext:value-type="float">
            <text:p>0,297858845105997</text:p>
          </table:table-cell>
          <table:table-cell table:formula="of:=[.O34]/[.M28]" office:value-type="float" office:value="0.241853953980062" calcext:value-type="float">
            <text:p>0,241853953980062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35]*LOG( LOG([.A35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3.28546" calcext:value-type="float">
            <text:p>3,28546</text:p>
          </table:table-cell>
          <table:table-cell table:formula="of:=[.C35]/[.D35]" office:value-type="float" office:value="1.39410006513548" calcext:value-type="float">
            <text:p>1,39410006513548</text:p>
          </table:table-cell>
          <table:table-cell table:formula="of:=[.B35]/[.D35]/1000000000" office:value-type="float" office:value="0.793833645009468" calcext:value-type="float">
            <text:p>0,79383364500946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2^29" office:value-type="float" office:value="536870912" calcext:value-type="float">
            <text:p>536870912</text:p>
          </table:table-cell>
          <table:table-cell table:formula="of:=[.K35]*LOG( LOG([.K35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10.5247" calcext:value-type="float">
            <text:p>10,5247</text:p>
          </table:table-cell>
          <table:table-cell table:formula="of:=[.M35]/[.N35]" office:value-type="float" office:value="0.435191501895541" calcext:value-type="float">
            <text:p>0,435191501895541</text:p>
          </table:table-cell>
          <table:table-cell table:formula="of:=[.L35]/[.N35]/1000000000" office:value-type="float" office:value="0.247808363880472" calcext:value-type="float">
            <text:p>0,247808363880472</text:p>
          </table:table-cell>
          <table:table-cell table:formula="of:=[.O35]/[.M28]" office:value-type="float" office:value="0.21759575094777" calcext:value-type="float">
            <text:p>0,21759575094777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36]*LOG( LOG([.A36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6.93561" calcext:value-type="float">
            <text:p>6,93561</text:p>
          </table:table-cell>
          <table:table-cell table:formula="of:=[.C36]/[.D36]" office:value-type="float" office:value="1.24976317872545" calcext:value-type="float">
            <text:p>1,24976317872545</text:p>
          </table:table-cell>
          <table:table-cell table:formula="of:=[.B36]/[.D36]/1000000000" office:value-type="float" office:value="0.759664061026663" calcext:value-type="float">
            <text:p>0,75966406102666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2^30" office:value-type="float" office:value="1073741824" calcext:value-type="float">
            <text:p>1073741824</text:p>
          </table:table-cell>
          <table:table-cell table:formula="of:=[.K36]*LOG( LOG([.K36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9.0421" calcext:value-type="float">
            <text:p>19,0421</text:p>
          </table:table-cell>
          <table:table-cell table:formula="of:=[.M36]/[.N36]" office:value-type="float" office:value="0.455195067770887" calcext:value-type="float">
            <text:p>0,455195067770887</text:p>
          </table:table-cell>
          <table:table-cell table:formula="of:=[.L36]/[.N36]/1000000000" office:value-type="float" office:value="0.276688687607834" calcext:value-type="float">
            <text:p>0,276688687607834</text:p>
          </table:table-cell>
          <table:table-cell table:formula="of:=[.O36]/[.M28]" office:value-type="float" office:value="0.227597533885443" calcext:value-type="float">
            <text:p>0,227597533885443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37]*LOG( LOG([.A37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14.8876" calcext:value-type="float">
            <text:p>14,8876</text:p>
          </table:table-cell>
          <table:table-cell table:formula="of:=[.C37]/[.D37]" office:value-type="float" office:value="1.04461430989548" calcext:value-type="float">
            <text:p>1,04461430989548</text:p>
          </table:table-cell>
          <table:table-cell table:formula="of:=[.B37]/[.D37]/1000000000" office:value-type="float" office:value="0.714625296591643" calcext:value-type="float">
            <text:p>0,714625296591643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2^31" office:value-type="float" office:value="2147483648" calcext:value-type="float">
            <text:p>2147483648</text:p>
          </table:table-cell>
          <table:table-cell table:formula="of:=[.K37]*LOG( LOG([.K37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42.0483" calcext:value-type="float">
            <text:p>42,0483</text:p>
          </table:table-cell>
          <table:table-cell table:formula="of:=[.M37]/[.N37]" office:value-type="float" office:value="0.36985561841977" calcext:value-type="float">
            <text:p>0,36985561841977</text:p>
          </table:table-cell>
          <table:table-cell table:formula="of:=[.L37]/[.N37]/1000000000" office:value-type="float" office:value="0.253019873943483" calcext:value-type="float">
            <text:p>0,253019873943483</text:p>
          </table:table-cell>
          <table:table-cell table:formula="of:=[.O37]/[.M28]" office:value-type="float" office:value="0.184927809209885" calcext:value-type="float">
            <text:p>0,184927809209885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38]*LOG( LOG([.A38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34.5277" calcext:value-type="float">
            <text:p>34,5277</text:p>
          </table:table-cell>
          <table:table-cell table:formula="of:=[.C38]/[.D38]" office:value-type="float" office:value="1.01185135413016" calcext:value-type="float">
            <text:p>1,01185135413016</text:p>
          </table:table-cell>
          <table:table-cell table:formula="of:=[.B38]/[.D38]/1000000000" office:value-type="float" office:value="0.621959657897862" calcext:value-type="float">
            <text:p>0,621959657897862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2^32" office:value-type="float" office:value="4294967296" calcext:value-type="float">
            <text:p>4294967296</text:p>
          </table:table-cell>
          <table:table-cell table:formula="of:=[.K38]*LOG( LOG([.K38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89.5788" calcext:value-type="float">
            <text:p>89,5788</text:p>
          </table:table-cell>
          <table:table-cell table:formula="of:=[.M38]/[.N38]" office:value-type="float" office:value="0.390013038799359" calcext:value-type="float">
            <text:p>0,390013038799359</text:p>
          </table:table-cell>
          <table:table-cell table:formula="of:=[.L38]/[.N38]/1000000000" office:value-type="float" office:value="0.239731236408615" calcext:value-type="float">
            <text:p>0,239731236408615</text:p>
          </table:table-cell>
          <table:table-cell table:formula="of:=[.O38]/[.M34]" office:value-type="float" office:value="0.186105999951976" calcext:value-type="float">
            <text:p>0,186105999951976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 table:number-rows-repeated="2">
          <table:table-cell table:style-name="Default" table:number-columns-repeated="6"/>
          <table:table-cell table:number-columns-repeated="4"/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OPENMPI(2P)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style-name="ce2" office:value-type="string" calcext:value-type="string">
            <text:p>OPENMPIOMP(4P2T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Distribui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tilha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44]*LOG( LOG([.A44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206312" calcext:value-type="float">
            <text:p>0,206312</text:p>
          </table:table-cell>
          <table:table-cell table:formula="of:=[.C44]/[.D44]" office:value-type="float" office:value="0.785271821319167" calcext:value-type="float">
            <text:p>0,785271821319167</text:p>
          </table:table-cell>
          <table:table-cell table:formula="of:=[.B44]/[.D44]/1000000000" office:value-type="float" office:value="0.755273356555" calcext:value-type="float">
            <text:p>0,75527335655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2^25" office:value-type="float" office:value="33554432" calcext:value-type="float">
            <text:p>33554432</text:p>
          </table:table-cell>
          <table:table-cell table:formula="of:=[.K44]*LOG( LOG([.K44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0277844" calcext:value-type="float">
            <text:p>0,0277844</text:p>
          </table:table-cell>
          <table:table-cell table:formula="of:=[.M44]/[.N44]" office:value-type="float" office:value="5.83100588819625" calcext:value-type="float">
            <text:p>5,83100588819625</text:p>
          </table:table-cell>
          <table:table-cell table:formula="of:=[.L44]/[.N44]/1000000000" office:value-type="float" office:value="5.60825343493382" calcext:value-type="float">
            <text:p>5,60825343493382</text:p>
          </table:table-cell>
          <table:table-cell table:formula="of:=[.O44]/[.M41]" office:value-type="float" office:value="1.45775147204906" calcext:value-type="float">
            <text:p>1,4577514720490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45]*LOG( LOG([.A45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87536" calcext:value-type="float">
            <text:p>0,87536</text:p>
          </table:table-cell>
          <table:table-cell table:formula="of:=[.C45]/[.D45]" office:value-type="float" office:value="0.443408426247487" calcext:value-type="float">
            <text:p>0,443408426247487</text:p>
          </table:table-cell>
          <table:table-cell table:formula="of:=[.B45]/[.D45]/1000000000" office:value-type="float" office:value="0.36035593331307" calcext:value-type="float">
            <text:p>0,3603559333130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2^26" office:value-type="float" office:value="67108864" calcext:value-type="float">
            <text:p>67108864</text:p>
          </table:table-cell>
          <table:table-cell table:formula="of:=[.K45]*LOG( LOG([.K45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262014" calcext:value-type="float">
            <text:p>0,262014</text:p>
          </table:table-cell>
          <table:table-cell table:formula="of:=[.M45]/[.N45]" office:value-type="float" office:value="1.4813788576183" calcext:value-type="float">
            <text:p>1,4813788576183</text:p>
          </table:table-cell>
          <table:table-cell table:formula="of:=[.L45]/[.N45]/1000000000" office:value-type="float" office:value="1.20390959942953" calcext:value-type="float">
            <text:p>1,20390959942953</text:p>
          </table:table-cell>
          <table:table-cell table:formula="of:=[.O45]/[.M41]" office:value-type="float" office:value="0.370344714404574" calcext:value-type="float">
            <text:p>0,370344714404574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46]*LOG( LOG([.A46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1.9218" calcext:value-type="float">
            <text:p>1,9218</text:p>
          </table:table-cell>
          <table:table-cell table:formula="of:=[.C46]/[.D46]" office:value-type="float" office:value="0.503533666354459" calcext:value-type="float">
            <text:p>0,503533666354459</text:p>
          </table:table-cell>
          <table:table-cell table:formula="of:=[.B46]/[.D46]/1000000000" office:value-type="float" office:value="0.332079403390559" calcext:value-type="float">
            <text:p>0,33207940339055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2^27" office:value-type="float" office:value="134217728" calcext:value-type="float">
            <text:p>134217728</text:p>
          </table:table-cell>
          <table:table-cell table:formula="of:=[.K46]*LOG( LOG([.K46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1.69558" calcext:value-type="float">
            <text:p>1,69558</text:p>
          </table:table-cell>
          <table:table-cell table:formula="of:=[.M46]/[.N46]" office:value-type="float" office:value="0.570713856025667" calcext:value-type="float">
            <text:p>0,570713856025667</text:p>
          </table:table-cell>
          <table:table-cell table:formula="of:=[.L46]/[.N46]/1000000000" office:value-type="float" office:value="0.376384598447715" calcext:value-type="float">
            <text:p>0,376384598447715</text:p>
          </table:table-cell>
          <table:table-cell table:formula="of:=[.O46]/[.M41]" office:value-type="float" office:value="0.142678464006417" calcext:value-type="float">
            <text:p>0,14267846400641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47]*LOG( LOG([.A47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4.1575" calcext:value-type="float">
            <text:p>4,1575</text:p>
          </table:table-cell>
          <table:table-cell table:formula="of:=[.C47]/[.D47]" office:value-type="float" office:value="0.504064942874324" calcext:value-type="float">
            <text:p>0,504064942874324</text:p>
          </table:table-cell>
          <table:table-cell table:formula="of:=[.B47]/[.D47]/1000000000" office:value-type="float" office:value="0.310394350127812" calcext:value-type="float">
            <text:p>0,310394350127812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2^28" office:value-type="float" office:value="268435456" calcext:value-type="float">
            <text:p>268435456</text:p>
          </table:table-cell>
          <table:table-cell table:formula="of:=[.K47]*LOG( LOG([.K47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3.36392" calcext:value-type="float">
            <text:p>3,36392</text:p>
          </table:table-cell>
          <table:table-cell table:formula="of:=[.M47]/[.N47]" office:value-type="float" office:value="0.622978548835882" calcext:value-type="float">
            <text:p>0,622978548835882</text:p>
          </table:table-cell>
          <table:table-cell table:formula="of:=[.L47]/[.N47]/1000000000" office:value-type="float" office:value="0.383619262841083" calcext:value-type="float">
            <text:p>0,383619262841083</text:p>
          </table:table-cell>
          <table:table-cell table:formula="of:=[.O47]/[.M41]" office:value-type="float" office:value="0.15574463720897" calcext:value-type="float">
            <text:p>0,15574463720897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48]*LOG( LOG([.A48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9.86889" calcext:value-type="float">
            <text:p>9,86889</text:p>
          </table:table-cell>
          <table:table-cell table:formula="of:=[.C48]/[.D48]" office:value-type="float" office:value="0.464110958780572" calcext:value-type="float">
            <text:p>0,464110958780572</text:p>
          </table:table-cell>
          <table:table-cell table:formula="of:=[.B48]/[.D48]/1000000000" office:value-type="float" office:value="0.264275788597584" calcext:value-type="float">
            <text:p>0,26427578859758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2^29" office:value-type="float" office:value="536870912" calcext:value-type="float">
            <text:p>536870912</text:p>
          </table:table-cell>
          <table:table-cell table:formula="of:=[.K48]*LOG( LOG([.K48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7.10846" calcext:value-type="float">
            <text:p>7,10846</text:p>
          </table:table-cell>
          <table:table-cell table:formula="of:=[.M48]/[.N48]" office:value-type="float" office:value="0.644339280237914" calcext:value-type="float">
            <text:p>0,644339280237914</text:p>
          </table:table-cell>
          <table:table-cell table:formula="of:=[.L48]/[.N48]/1000000000" office:value-type="float" office:value="0.366902069834086" calcext:value-type="float">
            <text:p>0,366902069834086</text:p>
          </table:table-cell>
          <table:table-cell table:formula="of:=[.O48]/[.M41]" office:value-type="float" office:value="0.161084820059478" calcext:value-type="float">
            <text:p>0,161084820059478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49]*LOG( LOG([.A49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8.6484" calcext:value-type="float">
            <text:p>18,6484</text:p>
          </table:table-cell>
          <table:table-cell table:formula="of:=[.C49]/[.D49]" office:value-type="float" office:value="0.46480502348727" calcext:value-type="float">
            <text:p>0,46480502348727</text:p>
          </table:table-cell>
          <table:table-cell table:formula="of:=[.B49]/[.D49]/1000000000" office:value-type="float" office:value="0.282530064686361" calcext:value-type="float">
            <text:p>0,28253006468636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2^30" office:value-type="float" office:value="1073741824" calcext:value-type="float">
            <text:p>1073741824</text:p>
          </table:table-cell>
          <table:table-cell table:formula="of:=[.K49]*LOG( LOG([.K49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7.2763" calcext:value-type="float">
            <text:p>17,2763</text:p>
          </table:table-cell>
          <table:table-cell table:formula="of:=[.M49]/[.N49]" office:value-type="float" office:value="0.501720275753489" calcext:value-type="float">
            <text:p>0,501720275753489</text:p>
          </table:table-cell>
          <table:table-cell table:formula="of:=[.L49]/[.N49]/1000000000" office:value-type="float" office:value="0.30496886823551" calcext:value-type="float">
            <text:p>0,30496886823551</text:p>
          </table:table-cell>
          <table:table-cell table:formula="of:=[.O49]/[.M41]" office:value-type="float" office:value="0.125430068938372" calcext:value-type="float">
            <text:p>0,125430068938372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50]*LOG( LOG([.A50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45.0453" calcext:value-type="float">
            <text:p>45,0453</text:p>
          </table:table-cell>
          <table:table-cell table:formula="of:=[.C50]/[.D50]" office:value-type="float" office:value="0.345248005896287" calcext:value-type="float">
            <text:p>0,345248005896287</text:p>
          </table:table-cell>
          <table:table-cell table:formula="of:=[.B50]/[.D50]/1000000000" office:value-type="float" office:value="0.236185696743894" calcext:value-type="float">
            <text:p>0,23618569674389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2^31" office:value-type="float" office:value="2147483648" calcext:value-type="float">
            <text:p>2147483648</text:p>
          </table:table-cell>
          <table:table-cell table:formula="of:=[.K50]*LOG( LOG([.K50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36.5055" calcext:value-type="float">
            <text:p>36,5055</text:p>
          </table:table-cell>
          <table:table-cell table:formula="of:=[.M50]/[.N50]" office:value-type="float" office:value="0.426012518661572" calcext:value-type="float">
            <text:p>0,426012518661572</text:p>
          </table:table-cell>
          <table:table-cell table:formula="of:=[.L50]/[.N50]/1000000000" office:value-type="float" office:value="0.291437059224987" calcext:value-type="float">
            <text:p>0,291437059224987</text:p>
          </table:table-cell>
          <table:table-cell table:formula="of:=[.O50]/[.M41]" office:value-type="float" office:value="0.106503129665393" calcext:value-type="float">
            <text:p>0,106503129665393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51]*LOG( LOG([.A51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95.2712" calcext:value-type="float">
            <text:p>95,2712</text:p>
          </table:table-cell>
          <table:table-cell table:formula="of:=[.C51]/[.D51]" office:value-type="float" office:value="0.366709981610392" calcext:value-type="float">
            <text:p>0,366709981610392</text:p>
          </table:table-cell>
          <table:table-cell table:formula="of:=[.B51]/[.D51]/1000000000" office:value-type="float" office:value="0.225407431416839" calcext:value-type="float">
            <text:p>0,22540743141683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2^32" office:value-type="float" office:value="4294967296" calcext:value-type="float">
            <text:p>4294967296</text:p>
          </table:table-cell>
          <table:table-cell table:formula="of:=[.K51]*LOG( LOG([.K51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88.0052" calcext:value-type="float">
            <text:p>88,0052</text:p>
          </table:table-cell>
          <table:table-cell table:formula="of:=[.M51]/[.N51]" office:value-type="float" office:value="0.396986768963652" calcext:value-type="float">
            <text:p>0,396986768963652</text:p>
          </table:table-cell>
          <table:table-cell table:formula="of:=[.L51]/[.N51]/1000000000" office:value-type="float" office:value="0.244017813492839" calcext:value-type="float">
            <text:p>0,244017813492839</text:p>
          </table:table-cell>
          <table:table-cell table:formula="of:=[.O51]/[.M47]" office:value-type="float" office:value="0.189433716967839" calcext:value-type="float">
            <text:p>0,189433716967839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OPENMPI(4P)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style-name="ce2" office:value-type="string" calcext:value-type="string">
            <text:p>OPENMPIOMP(4P3T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Distribui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tilha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57]*LOG( LOG([.A57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133197" calcext:value-type="float">
            <text:p>0,133197</text:p>
          </table:table-cell>
          <table:table-cell table:formula="of:=[.C57]/[.D57]" office:value-type="float" office:value="1.21632619353289" calcext:value-type="float">
            <text:p>1,21632619353289</text:p>
          </table:table-cell>
          <table:table-cell table:formula="of:=[.B57]/[.D57]/1000000000" office:value-type="float" office:value="1.16986085825938" calcext:value-type="float">
            <text:p>1,1698608582593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2^25" office:value-type="float" office:value="33554432" calcext:value-type="float">
            <text:p>33554432</text:p>
          </table:table-cell>
          <table:table-cell table:formula="of:=[.K57]*LOG( LOG([.K57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11536" calcext:value-type="float">
            <text:p>0,11536</text:p>
          </table:table-cell>
          <table:table-cell table:formula="of:=[.M57]/[.N57]" office:value-type="float" office:value="1.40439493758669" calcext:value-type="float">
            <text:p>1,40439493758669</text:p>
          </table:table-cell>
          <table:table-cell table:formula="of:=[.L57]/[.N57]/1000000000" office:value-type="float" office:value="1.35074511735069" calcext:value-type="float">
            <text:p>1,35074511735069</text:p>
          </table:table-cell>
          <table:table-cell table:formula="of:=[.O57]/[.M54]" office:value-type="float" office:value="0.351098734396671" calcext:value-type="float">
            <text:p>0,351098734396671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58]*LOG( LOG([.A58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76047" calcext:value-type="float">
            <text:p>0,76047</text:p>
          </table:table-cell>
          <table:table-cell table:formula="of:=[.C58]/[.D58]" office:value-type="float" office:value="0.510397517324812" calcext:value-type="float">
            <text:p>0,510397517324812</text:p>
          </table:table-cell>
          <table:table-cell table:formula="of:=[.B58]/[.D58]/1000000000" office:value-type="float" office:value="0.414797651169578" calcext:value-type="float">
            <text:p>0,414797651169578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2^26" office:value-type="float" office:value="67108864" calcext:value-type="float">
            <text:p>67108864</text:p>
          </table:table-cell>
          <table:table-cell table:formula="of:=[.K58]*LOG( LOG([.K58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241547" calcext:value-type="float">
            <text:p>0,241547</text:p>
          </table:table-cell>
          <table:table-cell table:formula="of:=[.M58]/[.N58]" office:value-type="float" office:value="1.60690052039562" calcext:value-type="float">
            <text:p>1,60690052039562</text:p>
          </table:table-cell>
          <table:table-cell table:formula="of:=[.L58]/[.N58]/1000000000" office:value-type="float" office:value="1.30592046179389" calcext:value-type="float">
            <text:p>1,30592046179389</text:p>
          </table:table-cell>
          <table:table-cell table:formula="of:=[.O58]/[.M54]" office:value-type="float" office:value="0.401725130098904" calcext:value-type="float">
            <text:p>0,401725130098904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59]*LOG( LOG([.A59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1.72809" calcext:value-type="float">
            <text:p>1,72809</text:p>
          </table:table-cell>
          <table:table-cell table:formula="of:=[.C59]/[.D59]" office:value-type="float" office:value="0.55997720026156" calcext:value-type="float">
            <text:p>0,55997720026156</text:p>
          </table:table-cell>
          <table:table-cell table:formula="of:=[.B59]/[.D59]/1000000000" office:value-type="float" office:value="0.369303796350871" calcext:value-type="float">
            <text:p>0,36930379635087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2^27" office:value-type="float" office:value="134217728" calcext:value-type="float">
            <text:p>134217728</text:p>
          </table:table-cell>
          <table:table-cell table:formula="of:=[.K59]*LOG( LOG([.K59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2.08173" calcext:value-type="float">
            <text:p>2,08173</text:p>
          </table:table-cell>
          <table:table-cell table:formula="of:=[.M59]/[.N59]" office:value-type="float" office:value="0.464849428119881" calcext:value-type="float">
            <text:p>0,464849428119881</text:p>
          </table:table-cell>
          <table:table-cell table:formula="of:=[.L59]/[.N59]/1000000000" office:value-type="float" office:value="0.306567228908637" calcext:value-type="float">
            <text:p>0,306567228908637</text:p>
          </table:table-cell>
          <table:table-cell table:formula="of:=[.O59]/[.M54]" office:value-type="float" office:value="0.11621235702997" calcext:value-type="float">
            <text:p>0,1162123570299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60]*LOG( LOG([.A60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3.92097" calcext:value-type="float">
            <text:p>3,92097</text:p>
          </table:table-cell>
          <table:table-cell table:formula="of:=[.C60]/[.D60]" office:value-type="float" office:value="0.534472337202274" calcext:value-type="float">
            <text:p>0,534472337202274</text:p>
          </table:table-cell>
          <table:table-cell table:formula="of:=[.B60]/[.D60]/1000000000" office:value-type="float" office:value="0.329118690185433" calcext:value-type="float">
            <text:p>0,329118690185433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2^28" office:value-type="float" office:value="268435456" calcext:value-type="float">
            <text:p>268435456</text:p>
          </table:table-cell>
          <table:table-cell table:formula="of:=[.K60]*LOG( LOG([.K60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8.63992" calcext:value-type="float">
            <text:p>8,63992</text:p>
          </table:table-cell>
          <table:table-cell table:formula="of:=[.M60]/[.N60]" office:value-type="float" office:value="0.242554329206752" calcext:value-type="float">
            <text:p>0,242554329206752</text:p>
          </table:table-cell>
          <table:table-cell table:formula="of:=[.L60]/[.N60]/1000000000" office:value-type="float" office:value="0.149360701332463" calcext:value-type="float">
            <text:p>0,149360701332463</text:p>
          </table:table-cell>
          <table:table-cell table:formula="of:=[.O60]/[.M54]" office:value-type="float" office:value="0.060638582301688" calcext:value-type="float">
            <text:p>0,060638582301688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61]*LOG( LOG([.A61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8.36535" calcext:value-type="float">
            <text:p>8,36535</text:p>
          </table:table-cell>
          <table:table-cell table:formula="of:=[.C61]/[.D61]" office:value-type="float" office:value="0.547527598964777" calcext:value-type="float">
            <text:p>0,547527598964777</text:p>
          </table:table-cell>
          <table:table-cell table:formula="of:=[.B61]/[.D61]/1000000000" office:value-type="float" office:value="0.311775202153264" calcext:value-type="float">
            <text:p>0,31177520215326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2^29" office:value-type="float" office:value="536870912" calcext:value-type="float">
            <text:p>536870912</text:p>
          </table:table-cell>
          <table:table-cell table:formula="of:=[.K61]*LOG( LOG([.K61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13.9746" calcext:value-type="float">
            <text:p>13,9746</text:p>
          </table:table-cell>
          <table:table-cell table:formula="of:=[.M61]/[.N61]" office:value-type="float" office:value="0.327756071730139" calcext:value-type="float">
            <text:p>0,327756071730139</text:p>
          </table:table-cell>
          <table:table-cell table:formula="of:=[.L61]/[.N61]/1000000000" office:value-type="float" office:value="0.186632081586078" calcext:value-type="float">
            <text:p>0,186632081586078</text:p>
          </table:table-cell>
          <table:table-cell table:formula="of:=[.O61]/[.M54]" office:value-type="float" office:value="0.0819390179325347" calcext:value-type="float">
            <text:p>0,081939017932535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62]*LOG( LOG([.A62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8.3847" calcext:value-type="float">
            <text:p>18,3847</text:p>
          </table:table-cell>
          <table:table-cell table:formula="of:=[.C62]/[.D62]" office:value-type="float" office:value="0.471471930463918" calcext:value-type="float">
            <text:p>0,471471930463918</text:p>
          </table:table-cell>
          <table:table-cell table:formula="of:=[.B62]/[.D62]/1000000000" office:value-type="float" office:value="0.286582520155191" calcext:value-type="float">
            <text:p>0,28658252015519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2^30" office:value-type="float" office:value="1073741824" calcext:value-type="float">
            <text:p>1073741824</text:p>
          </table:table-cell>
          <table:table-cell table:formula="of:=[.K62]*LOG( LOG([.K62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29.7617" calcext:value-type="float">
            <text:p>29,7617</text:p>
          </table:table-cell>
          <table:table-cell table:formula="of:=[.M62]/[.N62]" office:value-type="float" office:value="0.291242435747958" calcext:value-type="float">
            <text:p>0,291242435747958</text:p>
          </table:table-cell>
          <table:table-cell table:formula="of:=[.L62]/[.N62]/1000000000" office:value-type="float" office:value="0.177030668889786" calcext:value-type="float">
            <text:p>0,177030668889786</text:p>
          </table:table-cell>
          <table:table-cell table:formula="of:=[.O62]/[.M54]" office:value-type="float" office:value="0.0728106089369895" calcext:value-type="float">
            <text:p>0,0728106089369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63]*LOG( LOG([.A63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36.6761" calcext:value-type="float">
            <text:p>36,6761</text:p>
          </table:table-cell>
          <table:table-cell table:formula="of:=[.C63]/[.D63]" office:value-type="float" office:value="0.424030908411745" calcext:value-type="float">
            <text:p>0,424030908411745</text:p>
          </table:table-cell>
          <table:table-cell table:formula="of:=[.B63]/[.D63]/1000000000" office:value-type="float" office:value="0.29008143083746" calcext:value-type="float">
            <text:p>0,29008143083746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2^31" office:value-type="float" office:value="2147483648" calcext:value-type="float">
            <text:p>2147483648</text:p>
          </table:table-cell>
          <table:table-cell table:formula="of:=[.K63]*LOG( LOG([.K63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61.9091" calcext:value-type="float">
            <text:p>61,9091</text:p>
          </table:table-cell>
          <table:table-cell table:formula="of:=[.M63]/[.N63]" office:value-type="float" office:value="0.251203781027345" calcext:value-type="float">
            <text:p>0,251203781027345</text:p>
          </table:table-cell>
          <table:table-cell table:formula="of:=[.L63]/[.N63]/1000000000" office:value-type="float" office:value="0.171849624135026" calcext:value-type="float">
            <text:p>0,171849624135026</text:p>
          </table:table-cell>
          <table:table-cell table:formula="of:=[.O63]/[.M54]" office:value-type="float" office:value="0.0628009452568362" calcext:value-type="float">
            <text:p>0,062800945256836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64]*LOG( LOG([.A64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83.8047" calcext:value-type="float">
            <text:p>83,8047</text:p>
          </table:table-cell>
          <table:table-cell table:formula="of:=[.C64]/[.D64]" office:value-type="float" office:value="0.416884733195155" calcext:value-type="float">
            <text:p>0,416884733195155</text:p>
          </table:table-cell>
          <table:table-cell table:formula="of:=[.B64]/[.D64]/1000000000" office:value-type="float" office:value="0.256248593217326" calcext:value-type="float">
            <text:p>0,25624859321732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2^32" office:value-type="float" office:value="4294967296" calcext:value-type="float">
            <text:p>4294967296</text:p>
          </table:table-cell>
          <table:table-cell table:formula="of:=[.K64]*LOG( LOG([.K64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86.937" calcext:value-type="float">
            <text:p>86,937</text:p>
          </table:table-cell>
          <table:table-cell table:formula="of:=[.M64]/[.N64]" office:value-type="float" office:value="0.40186456859565" calcext:value-type="float">
            <text:p>0,40186456859565</text:p>
          </table:table-cell>
          <table:table-cell table:formula="of:=[.L64]/[.N64]/1000000000" office:value-type="float" office:value="0.247016074628754" calcext:value-type="float">
            <text:p>0,247016074628754</text:p>
          </table:table-cell>
          <table:table-cell table:formula="of:=[.O64]/[.M60]" office:value-type="float" office:value="0.191761300119605" calcext:value-type="float">
            <text:p>0,191761300119605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ce2" office:value-type="string" calcext:value-type="string">
            <text:p>OPENMPI(6P)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style-name="ce2" office:value-type="string" calcext:value-type="string">
            <text:p>OPENMPIOMP(6P2T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Distribui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Partilhada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OP/s</text:p>
          </table:table-cell>
          <table:table-cell office:value-type="string" calcext:value-type="string">
            <text:p>Efficiency</text:p>
          </table:table-cell>
          <table:table-cell table:style-name="ce1" office:value-type="string" calcext:value-type="string">
            <text:p>n</text:p>
          </table:table-cell>
        </table:table-row>
        <table:table-row table:style-name="ro1">
          <table:table-cell table:formula="of:=2^25" office:value-type="float" office:value="33554432" calcext:value-type="float">
            <text:p>33554432</text:p>
          </table:table-cell>
          <table:table-cell table:formula="of:=[.A70]*LOG( LOG([.A70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062278" calcext:value-type="float">
            <text:p>0,062278</text:p>
          </table:table-cell>
          <table:table-cell table:formula="of:=[.C70]/[.D70]" office:value-type="float" office:value="2.60141623045056" calcext:value-type="float">
            <text:p>2,60141623045056</text:p>
          </table:table-cell>
          <table:table-cell table:formula="of:=[.B70]/[.D70]/1000000000" office:value-type="float" office:value="2.50203854872628" calcext:value-type="float">
            <text:p>2,5020385487262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2^25" office:value-type="float" office:value="33554432" calcext:value-type="float">
            <text:p>33554432</text:p>
          </table:table-cell>
          <table:table-cell table:formula="of:=[.K70]*LOG( LOG([.K70];2);2)" office:value-type="float" office:value="155821956.737575" calcext:value-type="float">
            <text:p>155821956,737575</text:p>
          </table:table-cell>
          <table:table-cell office:value-type="float" office:value="0.162011" calcext:value-type="float">
            <text:p>0,162011</text:p>
          </table:table-cell>
          <table:table-cell office:value-type="float" office:value="0.0621589" calcext:value-type="float">
            <text:p>0,0621589</text:p>
          </table:table-cell>
          <table:table-cell table:formula="of:=[.M70]/[.N70]" office:value-type="float" office:value="2.60640069241895" calcext:value-type="float">
            <text:p>2,60640069241895</text:p>
          </table:table-cell>
          <table:table-cell table:formula="of:=[.L70]/[.N70]/1000000000" office:value-type="float" office:value="2.50683259738469" calcext:value-type="float">
            <text:p>2,50683259738469</text:p>
          </table:table-cell>
          <table:table-cell table:formula="of:=[.O70]/[.M67]" office:value-type="float" office:value="0.651600173104736" calcext:value-type="float">
            <text:p>0,651600173104736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formula="of:=2^26" office:value-type="float" office:value="67108864" calcext:value-type="float">
            <text:p>67108864</text:p>
          </table:table-cell>
          <table:table-cell table:formula="of:=[.A71]*LOG( LOG([.A71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698871" calcext:value-type="float">
            <text:p>0,698871</text:p>
          </table:table-cell>
          <table:table-cell table:formula="of:=[.C71]/[.D71]" office:value-type="float" office:value="0.555384327007416" calcext:value-type="float">
            <text:p>0,555384327007416</text:p>
          </table:table-cell>
          <table:table-cell table:formula="of:=[.B71]/[.D71]/1000000000" office:value-type="float" office:value="0.451358218877202" calcext:value-type="float">
            <text:p>0,45135821887720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2^26" office:value-type="float" office:value="67108864" calcext:value-type="float">
            <text:p>67108864</text:p>
          </table:table-cell>
          <table:table-cell table:formula="of:=[.K71]*LOG( LOG([.K71];2);2)" office:value-type="float" office:value="315441169.784929" calcext:value-type="float">
            <text:p>315441169,784929</text:p>
          </table:table-cell>
          <table:table-cell office:value-type="float" office:value="0.388142" calcext:value-type="float">
            <text:p>0,388142</text:p>
          </table:table-cell>
          <table:table-cell office:value-type="float" office:value="0.114319" calcext:value-type="float">
            <text:p>0,114319</text:p>
          </table:table-cell>
          <table:table-cell table:formula="of:=[.M71]/[.N71]" office:value-type="float" office:value="3.39525363237957" calcext:value-type="float">
            <text:p>3,39525363237957</text:p>
          </table:table-cell>
          <table:table-cell table:formula="of:=[.L71]/[.N71]/1000000000" office:value-type="float" office:value="2.7593065875745" calcext:value-type="float">
            <text:p>2,7593065875745</text:p>
          </table:table-cell>
          <table:table-cell table:formula="of:=[.O71]/[.M67]" office:value-type="float" office:value="0.848813408094892" calcext:value-type="float">
            <text:p>0,848813408094892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formula="of:=2^27" office:value-type="float" office:value="134217728" calcext:value-type="float">
            <text:p>134217728</text:p>
          </table:table-cell>
          <table:table-cell table:formula="of:=[.A72]*LOG( LOG([.A72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1.7203" calcext:value-type="float">
            <text:p>1,7203</text:p>
          </table:table-cell>
          <table:table-cell table:formula="of:=[.C72]/[.D72]" office:value-type="float" office:value="0.562512933790618" calcext:value-type="float">
            <text:p>0,562512933790618</text:p>
          </table:table-cell>
          <table:table-cell table:formula="of:=[.B72]/[.D72]/1000000000" office:value-type="float" office:value="0.370976107327778" calcext:value-type="float">
            <text:p>0,370976107327778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2^27" office:value-type="float" office:value="134217728" calcext:value-type="float">
            <text:p>134217728</text:p>
          </table:table-cell>
          <table:table-cell table:formula="of:=[.K72]*LOG( LOG([.K72];2);2)" office:value-type="float" office:value="638190197.435976" calcext:value-type="float">
            <text:p>638190197,435976</text:p>
          </table:table-cell>
          <table:table-cell office:value-type="float" office:value="0.967691" calcext:value-type="float">
            <text:p>0,967691</text:p>
          </table:table-cell>
          <table:table-cell office:value-type="float" office:value="2.47764" calcext:value-type="float">
            <text:p>2,47764</text:p>
          </table:table-cell>
          <table:table-cell table:formula="of:=[.M72]/[.N72]" office:value-type="float" office:value="0.390569654994269" calcext:value-type="float">
            <text:p>0,390569654994269</text:p>
          </table:table-cell>
          <table:table-cell table:formula="of:=[.L72]/[.N72]/1000000000" office:value-type="float" office:value="0.257579873361738" calcext:value-type="float">
            <text:p>0,257579873361738</text:p>
          </table:table-cell>
          <table:table-cell table:formula="of:=[.O72]/[.M67]" office:value-type="float" office:value="0.0976424137485672" calcext:value-type="float">
            <text:p>0,09764241374856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formula="of:=2^28" office:value-type="float" office:value="268435456" calcext:value-type="float">
            <text:p>268435456</text:p>
          </table:table-cell>
          <table:table-cell table:formula="of:=[.A73]*LOG( LOG([.A73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3.48652" calcext:value-type="float">
            <text:p>3,48652</text:p>
          </table:table-cell>
          <table:table-cell table:formula="of:=[.C73]/[.D73]" office:value-type="float" office:value="0.601072129229145" calcext:value-type="float">
            <text:p>0,601072129229145</text:p>
          </table:table-cell>
          <table:table-cell table:formula="of:=[.B73]/[.D73]/1000000000" office:value-type="float" office:value="0.370129673903026" calcext:value-type="float">
            <text:p>0,370129673903026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2^28" office:value-type="float" office:value="268435456" calcext:value-type="float">
            <text:p>268435456</text:p>
          </table:table-cell>
          <table:table-cell table:formula="of:=[.K73]*LOG( LOG([.K73];2);2)" office:value-type="float" office:value="1290464510.65638" calcext:value-type="float">
            <text:p>1290464510,65638</text:p>
          </table:table-cell>
          <table:table-cell office:value-type="float" office:value="2.09565" calcext:value-type="float">
            <text:p>2,09565</text:p>
          </table:table-cell>
          <table:table-cell office:value-type="float" office:value="3.36753" calcext:value-type="float">
            <text:p>3,36753</text:p>
          </table:table-cell>
          <table:table-cell table:formula="of:=[.M73]/[.N73]" office:value-type="float" office:value="0.622310714381164" calcext:value-type="float">
            <text:p>0,622310714381164</text:p>
          </table:table-cell>
          <table:table-cell table:formula="of:=[.L73]/[.N73]/1000000000" office:value-type="float" office:value="0.383208022098208" calcext:value-type="float">
            <text:p>0,383208022098208</text:p>
          </table:table-cell>
          <table:table-cell table:formula="of:=[.O73]/[.M67]" office:value-type="float" office:value="0.155577678595291" calcext:value-type="float">
            <text:p>0,155577678595291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formula="of:=2^29" office:value-type="float" office:value="536870912" calcext:value-type="float">
            <text:p>536870912</text:p>
          </table:table-cell>
          <table:table-cell table:formula="of:=[.A74]*LOG( LOG([.A74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8.13194" calcext:value-type="float">
            <text:p>8,13194</text:p>
          </table:table-cell>
          <table:table-cell table:formula="of:=[.C74]/[.D74]" office:value-type="float" office:value="0.563243211337024" calcext:value-type="float">
            <text:p>0,563243211337024</text:p>
          </table:table-cell>
          <table:table-cell table:formula="of:=[.B74]/[.D74]/1000000000" office:value-type="float" office:value="0.320724044610856" calcext:value-type="float">
            <text:p>0,32072404461085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2^29" office:value-type="float" office:value="536870912" calcext:value-type="float">
            <text:p>536870912</text:p>
          </table:table-cell>
          <table:table-cell table:formula="of:=[.K74]*LOG( LOG([.K74];2);2)" office:value-type="float" office:value="2608108687.33281" calcext:value-type="float">
            <text:p>2608108687,33281</text:p>
          </table:table-cell>
          <table:table-cell office:value-type="float" office:value="4.58026" calcext:value-type="float">
            <text:p>4,58026</text:p>
          </table:table-cell>
          <table:table-cell office:value-type="float" office:value="8.00246" calcext:value-type="float">
            <text:p>8,00246</text:p>
          </table:table-cell>
          <table:table-cell table:formula="of:=[.M74]/[.N74]" office:value-type="float" office:value="0.572356500376134" calcext:value-type="float">
            <text:p>0,572356500376134</text:p>
          </table:table-cell>
          <table:table-cell table:formula="of:=[.L74]/[.N74]/1000000000" office:value-type="float" office:value="0.325913367556077" calcext:value-type="float">
            <text:p>0,325913367556077</text:p>
          </table:table-cell>
          <table:table-cell table:formula="of:=[.O74]/[.M67]" office:value-type="float" office:value="0.143089125094034" calcext:value-type="float">
            <text:p>0,143089125094034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formula="of:=2^30" office:value-type="float" office:value="1073741824" calcext:value-type="float">
            <text:p>1073741824</text:p>
          </table:table-cell>
          <table:table-cell table:formula="of:=[.A75]*LOG( LOG([.A75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7.4277" calcext:value-type="float">
            <text:p>17,4277</text:p>
          </table:table-cell>
          <table:table-cell table:formula="of:=[.C75]/[.D75]" office:value-type="float" office:value="0.497361671362257" calcext:value-type="float">
            <text:p>0,497361671362257</text:p>
          </table:table-cell>
          <table:table-cell table:formula="of:=[.B75]/[.D75]/1000000000" office:value-type="float" office:value="0.302319506205474" calcext:value-type="float">
            <text:p>0,30231950620547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2^30" office:value-type="float" office:value="1073741824" calcext:value-type="float">
            <text:p>1073741824</text:p>
          </table:table-cell>
          <table:table-cell table:formula="of:=[.K75]*LOG( LOG([.K75];2);2)" office:value-type="float" office:value="5268733658.29714" calcext:value-type="float">
            <text:p>5268733658,29714</text:p>
          </table:table-cell>
          <table:table-cell office:value-type="float" office:value="8.66787" calcext:value-type="float">
            <text:p>8,66787</text:p>
          </table:table-cell>
          <table:table-cell office:value-type="float" office:value="18.0314" calcext:value-type="float">
            <text:p>18,0314</text:p>
          </table:table-cell>
          <table:table-cell table:formula="of:=[.M75]/[.N75]" office:value-type="float" office:value="0.480709761859867" calcext:value-type="float">
            <text:p>0,480709761859867</text:p>
          </table:table-cell>
          <table:table-cell table:formula="of:=[.L75]/[.N75]/1000000000" office:value-type="float" office:value="0.29219770280162" calcext:value-type="float">
            <text:p>0,29219770280162</text:p>
          </table:table-cell>
          <table:table-cell table:formula="of:=[.O75]/[.M67]" office:value-type="float" office:value="0.120177440464967" calcext:value-type="float">
            <text:p>0,120177440464967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formula="of:=2^31" office:value-type="float" office:value="2147483648" calcext:value-type="float">
            <text:p>2147483648</text:p>
          </table:table-cell>
          <table:table-cell table:formula="of:=[.A76]*LOG( LOG([.A76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36.7581" calcext:value-type="float">
            <text:p>36,7581</text:p>
          </table:table-cell>
          <table:table-cell table:formula="of:=[.C76]/[.D76]" office:value-type="float" office:value="0.42308497990919" calcext:value-type="float">
            <text:p>0,42308497990919</text:p>
          </table:table-cell>
          <table:table-cell table:formula="of:=[.B76]/[.D76]/1000000000" office:value-type="float" office:value="0.289434316940695" calcext:value-type="float">
            <text:p>0,28943431694069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2^31" office:value-type="float" office:value="2147483648" calcext:value-type="float">
            <text:p>2147483648</text:p>
          </table:table-cell>
          <table:table-cell table:formula="of:=[.K76]*LOG( LOG([.K76];2);2)" office:value-type="float" office:value="10639055565.5377" calcext:value-type="float">
            <text:p>10639055565,5377</text:p>
          </table:table-cell>
          <table:table-cell office:value-type="float" office:value="15.5518" calcext:value-type="float">
            <text:p>15,5518</text:p>
          </table:table-cell>
          <table:table-cell office:value-type="float" office:value="43.1641" calcext:value-type="float">
            <text:p>43,1641</text:p>
          </table:table-cell>
          <table:table-cell table:formula="of:=[.M76]/[.N76]" office:value-type="float" office:value="0.360294782006343" calcext:value-type="float">
            <text:p>0,360294782006343</text:p>
          </table:table-cell>
          <table:table-cell table:formula="of:=[.L76]/[.N76]/1000000000" office:value-type="float" office:value="0.246479263219614" calcext:value-type="float">
            <text:p>0,246479263219614</text:p>
          </table:table-cell>
          <table:table-cell table:formula="of:=[.O76]/[.M67]" office:value-type="float" office:value="0.0900736955015858" calcext:value-type="float">
            <text:p>0,090073695501586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formula="of:=2^32" office:value-type="float" office:value="4294967296" calcext:value-type="float">
            <text:p>4294967296</text:p>
          </table:table-cell>
          <table:table-cell table:formula="of:=[.A77]*LOG( LOG([.A77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83.1741" calcext:value-type="float">
            <text:p>83,1741</text:p>
          </table:table-cell>
          <table:table-cell table:formula="of:=[.C77]/[.D77]" office:value-type="float" office:value="0.420045422793875" calcext:value-type="float">
            <text:p>0,420045422793875</text:p>
          </table:table-cell>
          <table:table-cell table:formula="of:=[.B77]/[.D77]/1000000000" office:value-type="float" office:value="0.258191389867759" calcext:value-type="float">
            <text:p>0,258191389867759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2^32" office:value-type="float" office:value="4294967296" calcext:value-type="float">
            <text:p>4294967296</text:p>
          </table:table-cell>
          <table:table-cell table:formula="of:=[.K77]*LOG( LOG([.K77];2);2)" office:value-type="float" office:value="21474836480" calcext:value-type="float">
            <text:p>21474836480</text:p>
          </table:table-cell>
          <table:table-cell office:value-type="float" office:value="34.9369" calcext:value-type="float">
            <text:p>34,9369</text:p>
          </table:table-cell>
          <table:table-cell office:value-type="float" office:value="84.2065" calcext:value-type="float">
            <text:p>84,2065</text:p>
          </table:table-cell>
          <table:table-cell table:formula="of:=[.M77]/[.N77]" office:value-type="float" office:value="0.414895524692274" calcext:value-type="float">
            <text:p>0,414895524692274</text:p>
          </table:table-cell>
          <table:table-cell table:formula="of:=[.L77]/[.N77]/1000000000" office:value-type="float" office:value="0.255025876624726" calcext:value-type="float">
            <text:p>0,255025876624726</text:p>
          </table:table-cell>
          <table:table-cell table:formula="of:=[.O77]/[.M73]" office:value-type="float" office:value="0.197979397653365" calcext:value-type="float">
            <text:p>0,197979397653365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/>
          <table:table-cell table:style-name="ce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  <table:table-cell table:style-name="Default" table:number-columns-repeated="6"/>
          <table:table-cell table:number-columns-repeated="2"/>
        </table:table-row>
        <table:table-row table:style-name="ro1" table:number-rows-repeated="8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Default" table:number-columns-repeated="7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-00-0000</text:date>, <text:time style:data-style-name="N2" text:time-value="01:46:01.378866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04:46:01.164505853</meta:creation-date>
    <dc:date>2020-05-21T01:54:28.680309245</dc:date>
    <meta:editing-duration>PT46M27S</meta:editing-duration>
    <meta:editing-cycles>10</meta:editing-cycles>
    <meta:generator>LibreOffice/6.4.3.2$Linux_X86_64 LibreOffice_project/40$Build-2</meta:generator>
    <meta:document-statistic meta:table-count="1" meta:cell-count="800" meta:object-count="3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4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